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 style:list-style-name="">
      <style:text-properties officeooo:rsid="0007db19" officeooo:paragraph-rsid="0007db19"/>
    </style:style>
    <style:style style:name="P2" style:family="paragraph" style:parent-style-name="Heading_20_2">
      <style:text-properties officeooo:paragraph-rsid="0007db19"/>
    </style:style>
    <style:style style:name="P3" style:family="paragraph" style:parent-style-name="Heading_20_2">
      <style:paragraph-properties fo:break-before="page"/>
      <style:text-properties officeooo:rsid="0007db19" officeooo:paragraph-rsid="0007db19"/>
    </style:style>
    <style:style style:name="P4" style:family="paragraph" style:parent-style-name="Heading_20_3">
      <style:text-properties officeooo:rsid="0007db19"/>
    </style:style>
    <style:style style:name="P5" style:family="paragraph" style:parent-style-name="Preformatted_20_Text">
      <style:text-properties fo:padding="0in" fo:border="none"/>
    </style:style>
    <style:style style:name="P6" style:family="paragraph" style:parent-style-name="Preformatted_20_Text">
      <style:text-properties officeooo:paragraph-rsid="0007db19" fo:padding="0in" fo:border="none"/>
    </style:style>
    <style:style style:name="P7" style:family="paragraph" style:parent-style-name="Text_20_body">
      <style:text-properties officeooo:rsid="0007db19" officeooo:paragraph-rsid="0007db19"/>
    </style:style>
    <style:style style:name="P8" style:family="paragraph" style:parent-style-name="Text_20_body" style:list-style-name="L1">
      <style:text-properties officeooo:rsid="0007db19" officeooo:paragraph-rsid="0007db19"/>
    </style:style>
    <style:style style:name="P9" style:family="paragraph" style:parent-style-name="Text_20_body">
      <style:text-properties officeooo:paragraph-rsid="0007db19"/>
    </style:style>
    <style:style style:name="P10" style:family="paragraph" style:parent-style-name="Text_20_body" style:list-style-name="L1">
      <style:text-properties officeooo:paragraph-rsid="0008f8b9"/>
    </style:style>
    <style:style style:name="P11" style:family="paragraph" style:parent-style-name="Text_20_body" style:list-style-name="L1">
      <style:text-properties officeooo:rsid="0008f8b9" officeooo:paragraph-rsid="0008f8b9"/>
    </style:style>
    <style:style style:name="P12" style:family="paragraph" style:parent-style-name="Text_20_body">
      <style:text-properties officeooo:paragraph-rsid="0008f8b9"/>
    </style:style>
    <style:style style:name="P13" style:family="paragraph" style:parent-style-name="Text_20_body" style:list-style-name="L2">
      <style:text-properties officeooo:paragraph-rsid="00097fe4"/>
    </style:style>
    <style:style style:name="P14" style:family="paragraph" style:parent-style-name="Text_20_body">
      <style:text-properties officeooo:paragraph-rsid="0007db19" fo:padding="0in" fo:border="none"/>
    </style:style>
    <style:style style:name="T1" style:family="text">
      <style:text-properties officeooo:rsid="0007db19"/>
    </style:style>
    <style:style style:name="T2" style:family="text">
      <style:text-properties style:text-position="super 58%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db19" style:font-weight-asian="bold" style:font-weight-complex="bold"/>
    </style:style>
    <style:style style:name="T8" style:family="text">
      <style:text-properties fo:font-weight="bold" officeooo:rsid="00097fe4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f8b9" style:font-weight-asian="normal" style:font-weight-complex="normal"/>
    </style:style>
    <style:style style:name="T11" style:family="text">
      <style:text-properties officeooo:rsid="00097fe4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WB at St. Pauls, May 12<text:span text:style-name="T2">th</text:span>, 2014</text:h>
      <text:p text:style-name="P9"><text:span text:style-name="T1">This activity puts together everything we have done with the Raspberry Pi, from basic electronics to Python Turtle Graphics programming.</text:span></text:p>
      <text:h text:style-name="P2" text:outline-level="2"><text:span text:style-name="T1">Step 1: draw a traffic light control panel</text:span></text:h>
      <text:list xml:id="list3877542271540695757" text:style-name="L1">
        <text:list-item>
          <text:p text:style-name="P8">Open the IDLE 3 program.</text:p>
        </text:list-item>
        <text:list-item>
          <text:p text:style-name="P8">Click the menu <text:span text:style-name="T6">File : New Window</text:span> to create a blank file.</text:p>
        </text:list-item>
        <text:list-item>
          <text:p text:style-name="P11">Save the file to <text:span text:style-name="T6">/home/pi</text:span> with the name <text:span text:style-name="T7">trafficpanel1.py</text:span></text:p>
        </text:list-item>
        <text:list-item>
          <text:p text:style-name="P10"><text:span text:style-name="T10">Type the code below and save it.</text:span></text:p>
        </text:list-item>
        <text:list-item>
          <text:p text:style-name="P11"><text:span text:style-name="T9">Hit the </text:span><text:span text:style-name="T6">F5</text:span><text:span text:style-name="T9"> key to test it.</text:span></text:p>
        </text:list-item>
      </text:list>
      <text:p text:style-name="P12"><text:span text:style-name="T10"/></text:p>
      <text:section text:style-name="Sect1" text:name="Python 1">
        <text:p text:style-name="P6"><text:span text:style-name="T5">from</text:span> <text:span text:style-name="T3">turtle</text:span> <text:span text:style-name="T5">import</text:span> <text:span text:style-name="T5">*</text:span></text:p>
        <text:section text:style-name="Sect2" text:name="LC2">
          <text:p text:style-name="Preformatted_20_Text"/>
        </text:section>
        <text:section text:style-name="Sect2" text:name="LC3">
          <text:p text:style-name="P5"><text:span text:style-name="T5">def</text:span> <text:span text:style-name="T4">square</text:span>(<text:span text:style-name="T3">color</text:span>):</text:p>
        </text:section>
        <text:section text:style-name="Sect2" text:name="LC4">
          <text:p text:style-name="P5">    <text:span text:style-name="T3">fillcolor</text:span>(<text:span text:style-name="T3">color</text:span>)</text:p>
        </text:section>
        <text:section text:style-name="Sect2" text:name="LC5">
          <text:p text:style-name="P5">    <text:span text:style-name="T3">begin_fill</text:span>()</text:p>
        </text:section>
        <text:section text:style-name="Sect2" text:name="LC6">
          <text:p text:style-name="P5">    <text:span text:style-name="T3">fd</text:span>(<text:span text:style-name="T3">100</text:span>)</text:p>
        </text:section>
        <text:section text:style-name="Sect2" text:name="LC7">
          <text:p text:style-name="P5">    <text:span text:style-name="T3">rt</text:span>(<text:span text:style-name="T3">90</text:span>)</text:p>
        </text:section>
        <text:section text:style-name="Sect2" text:name="LC8">
          <text:p text:style-name="P5">    <text:span text:style-name="T3">fd</text:span>(<text:span text:style-name="T3">100</text:span>)</text:p>
        </text:section>
        <text:section text:style-name="Sect2" text:name="LC9">
          <text:p text:style-name="P5">    <text:span text:style-name="T3">rt</text:span>(<text:span text:style-name="T3">90</text:span>)</text:p>
        </text:section>
        <text:section text:style-name="Sect2" text:name="LC10">
          <text:p text:style-name="P5">    <text:span text:style-name="T3">fd</text:span>(<text:span text:style-name="T3">100</text:span>)</text:p>
        </text:section>
        <text:section text:style-name="Sect2" text:name="LC11">
          <text:p text:style-name="P5">    <text:span text:style-name="T3">rt</text:span>(<text:span text:style-name="T3">180</text:span>)</text:p>
        </text:section>
        <text:section text:style-name="Sect2" text:name="LC12">
          <text:p text:style-name="P5">    <text:span text:style-name="T3">end_fill</text:span>()</text:p>
        </text:section>
        <text:section text:style-name="Sect2" text:name="LC13">
          <text:p text:style-name="Preformatted_20_Text"/>
        </text:section>
        <text:section text:style-name="Sect2" text:name="LC14">
          <text:p text:style-name="P5"><text:span text:style-name="T5">def</text:span> <text:span text:style-name="T4">draw_panel</text:span>():</text:p>
        </text:section>
        <text:section text:style-name="Sect2" text:name="LC15">
          <text:p text:style-name="P5">    <text:span text:style-name="T3">setworldcoordinates</text:span>(<text:span text:style-name="T3">0</text:span>, <text:span text:style-name="T3">0</text:span>, <text:span text:style-name="T3">300</text:span>, <text:span text:style-name="T3">300</text:span>)</text:p>
        </text:section>
        <text:section text:style-name="Sect2" text:name="LC16">
          <text:p text:style-name="P5">    <text:span text:style-name="T3">speed</text:span>(<text:span text:style-name="T3">0</text:span>)</text:p>
        </text:section>
        <text:section text:style-name="Sect2" text:name="LC17">
          <text:p text:style-name="P5">    <text:span text:style-name="T3">penup</text:span>()</text:p>
        </text:section>
        <text:section text:style-name="Sect2" text:name="LC18">
          <text:p text:style-name="P5">    <text:span text:style-name="T3">goto</text:span>(<text:span text:style-name="T3">100</text:span>, <text:span text:style-name="T3">300</text:span>)</text:p>
        </text:section>
        <text:section text:style-name="Sect2" text:name="LC19">
          <text:p text:style-name="P5">    <text:span text:style-name="T3">square</text:span>(<text:span text:style-name="T3">'red'</text:span>)</text:p>
        </text:section>
        <text:section text:style-name="Sect2" text:name="LC20">
          <text:p text:style-name="P5">    <text:span text:style-name="T3">square</text:span>(<text:span text:style-name="T3">'yellow'</text:span>)</text:p>
        </text:section>
        <text:section text:style-name="Sect2" text:name="LC21">
          <text:p text:style-name="P5">    <text:span text:style-name="T3">square</text:span>(<text:span text:style-name="T3">'green'</text:span>)</text:p>
        </text:section>
        <text:section text:style-name="Sect2" text:name="LC22">
          <text:p text:style-name="Preformatted_20_Text"/>
        </text:section>
        <text:section text:style-name="Sect2" text:name="LC23">
          <text:p text:style-name="Preformatted_20_Text"/>
        </text:section>
        <text:section text:style-name="Sect2" text:name="LC24">
          <text:p text:style-name="P5"><text:span text:style-name="T3">draw_panel</text:span>()</text:p>
        </text:section>
        <text:section text:style-name="Sect2" text:name="LC25">
          <text:p text:style-name="Preformatted_20_Text"/>
        </text:section>
        <text:section text:style-name="Sect2" text:name="LC26">
          <text:p text:style-name="P5"><text:span text:style-name="T3">mainloop</text:span>()</text:p>
        </text:section>
      </text:section>
      <text:h text:style-name="P4" text:outline-level="3"/>
      <text:h text:style-name="P1" text:outline-level="2"/>
      <text:h text:style-name="P3" text:outline-level="2">Step 2: make the control panel interactive</text:h>
      <text:list xml:id="list7395848992276044075" text:style-name="L2">
        <text:list-item>
          <text:p text:style-name="P13"><text:span text:style-name="T11">Use the menu command </text:span><text:span text:style-name="T8">File : Save as</text:span><text:span text:style-name="T11"> to save the </text:span><text:span text:style-name="T7">trafficpanel1.py</text:span><text:span text:style-name="T1"> file as </text:span><text:span text:style-name="T7">trafficpanel2.py</text:span><text:span text:style-name="T1"> </text:span></text:p>
        </text:list-item>
        <text:list-item>
          <text:p text:style-name="P13"><text:span text:style-name="T11">Make the changes in the comments:</text:span></text:p>
        </text:list-item>
      </text:list>
      <text:p text:style-name="P14"><text:span text:style-name="T5"/></text:p>
      <text:section text:style-name="Sect1" text:name="Python 2">
        <text:p text:style-name="P7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00:32:51.910074000</meta:creation-date>
    <dc:date>2014-05-12T00:56:46.635217000</dc:date>
    <meta:editing-duration>PT9M18S</meta:editing-duration>
    <meta:editing-cycles>3</meta:editing-cycles>
    <meta:generator>LibreOffice/4.2.2.1$MacOSX_X86_64 LibreOffice_project/3be8cda0bddd8e430d8cda1ebfd581265cca5a0f</meta:generator>
    <meta:document-statistic meta:table-count="0" meta:image-count="0" meta:object-count="0" meta:page-count="2" meta:paragraph-count="32" meta:word-count="140" meta:character-count="911" meta:non-whitespace-character-count="745"/>
  </office:meta>
</office:document-meta>
</file>